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3.9382in"/>
    </style:style>
    <style:style style:name="co7" style:family="table-column">
      <style:table-column-properties fo:break-before="auto" style:column-width="0.898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4"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text:p>
          </table:table-cell>
          <table:table-cell table:style-name="ce40"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dditional Map Gen Pass the Eliminates Some Connections</text:p>
          </table:table-cell>
          <table:table-cell office:value-type="string" calcext:value-type="string">
            <text:p>Very Low</text:p>
          </table:table-cell>
          <table:table-cell office:value-type="string" calcext:value-type="string">
            <text:p>When there is more than one way to get to a room, randomly remove some of them.</text:p>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Moved Battle Songs to their Respective Stage Folders</text:p>
          </table:table-cell>
          <table:table-cell office:value-type="string" calcext:value-type="string">
            <text:p>Low</text:p>
          </table:table-cell>
          <table:table-cell/>
        </table:table-row>
        <table:table-row table:style-name="ro1">
          <table:table-cell office:value-type="string" calcext:value-type="string">
            <text:p>List Which Character Can Equip in Gear Shop</text:p>
          </table:table-cell>
          <table:table-cell office:value-type="string" calcext:value-type="string">
            <text:p>Todo</text:p>
          </table:table-cell>
          <table:table-cell office:value-type="string" calcext:value-type="string">
            <text:p>Maybe say, “No one can currently equip this.” if none of your existing party members can.</text:p>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Initial Accessorie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Battle TP Bars</text:p>
          </table:table-cell>
          <table:table-cell office:value-type="string" calcext:value-type="string">
            <text:p>Todo</text:p>
          </table:table-cell>
          <table:table-cell/>
        </table:table-row>
        <table:table-row table:style-name="ro2">
          <table:table-cell office:value-type="string" calcext:value-type="string">
            <text:p>Tips Npc</text:p>
          </table:table-cell>
          <table:table-cell office:value-type="string" calcext:value-type="string">
            <text:p>Todo</text:p>
          </table:table-cell>
          <table:table-cell table:style-name="ce24" office:value-type="string" calcext:value-type="string">
            <text:p>"Use Critical Tech to cancel a glowing enemy's Tech!" "The Slash Tech hits all enemies on a line!" "The further you go into the stage, the tougher the enemies are. Watch out for the dark red ones, they are the toughest!" "The first area has three sections. To proceed to the next section, you must find and destroy the boss of that section!"</text:p>
          </table:table-cell>
        </table:table-row>
      </table:table>
      <table:named-expressions/>
      <table:database-ranges>
        <table:database-range table:name="__Anonymous_Sheet_DB__5" table:target-range-address="Bugs.A1:Bugs.C9">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6">00/00/0000</text:date>, <text:time style:data-style-name="N2" text:time-value="19:00:13.60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6T19:02:41.711000000</dc:date>
    <meta:editing-duration>P5DT19H57M18S</meta:editing-duration>
    <meta:editing-cycles>437</meta:editing-cycles>
    <meta:generator>LibreOffice/7.1.0.3$Windows_X86_64 LibreOffice_project/f6099ecf3d29644b5008cc8f48f42f4a40986e4c</meta:generator>
    <meta:document-statistic meta:table-count="6" meta:cell-count="532" meta:object-count="0"/>
  </office:meta>
</office:document-meta>
</file>